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any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ny.getRootDepart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ny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ny.getSt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n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ny.setStock( String st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ny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n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n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ny.setRootDepartment( Department rootDepart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